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terceptorGenerator.getMethodField( Signature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terceptorGenerator.proces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InterceptorGenerator.getMethodProxyField( Signature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terceptorGenerator.processCase( Object key , Label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InterceptorGenerator.generateStatic( CodeEmitter e , Context context , List metho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MethodInterceptorGenerator.superHelper( CodeEmitter e , MethodInfo method ,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InterceptorGenerator.generate( ClassEmitter ce , Context context , List metho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ethodInterceptorGenerator.generateFindProxy( ClassEmitter ce , final Map sig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